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48cm"/>
    </style:style>
    <style:style style:name="co3" style:family="table-column">
      <style:table-column-properties fo:break-before="auto" style:column-width="3.612cm"/>
    </style:style>
    <style:style style:name="co4" style:family="table-column">
      <style:table-column-properties fo:break-before="auto" style:column-width="3.034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band s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put pp</text:p>
          </table:table-cell>
          <table:table-cell office:value-type="string" calcext:value-type="string">
            <text:p>output pp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magnitude [dB]</text:p>
          </table:table-cell>
          <table:table-cell office:value-type="string" calcext:value-type="string">
            <text:p>phase [deg]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72" calcext:value-type="float">
            <text:p>0,0072</text:p>
          </table:table-cell>
          <table:table-cell office:value-type="float" office:value="4.1" calcext:value-type="float">
            <text:p>4,1</text:p>
          </table:table-cell>
          <table:table-cell office:value-type="float" office:value="1.7" calcext:value-type="float">
            <text:p>1,7</text:p>
          </table:table-cell>
          <table:table-cell table:formula="of:=[.D11]/[.C11]" office:value-type="float" office:value="0.414634146341464" calcext:value-type="float">
            <text:p>0,4146341463</text:p>
          </table:table-cell>
          <table:table-cell table:formula="of:=20*LOG10([.E11])" office:value-type="float" office:value="-7.64669870682923" calcext:value-type="float">
            <text:p>-7,6466987068</text:p>
          </table:table-cell>
          <table:table-cell table:formula="of:=360*[.A11]*[.B11]" office:value-type="float" office:value="155.52" calcext:value-type="float">
            <text:p>155,5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27" calcext:value-type="float">
            <text:p>0,0027</text:p>
          </table:table-cell>
          <table:table-cell office:value-type="float" office:value="4.2" calcext:value-type="float">
            <text:p>4,2</text:p>
          </table:table-cell>
          <table:table-cell office:value-type="float" office:value="0.94" calcext:value-type="float">
            <text:p>0,94</text:p>
          </table:table-cell>
          <table:table-cell table:formula="of:=[.D12]/[.C12]" office:value-type="float" office:value="0.223809523809524" calcext:value-type="float">
            <text:p>0,2238095238</text:p>
          </table:table-cell>
          <table:table-cell table:formula="of:=20*LOG10([.E12])" office:value-type="float" office:value="-13.002428735964" calcext:value-type="float">
            <text:p>-13,002428736</text:p>
          </table:table-cell>
          <table:table-cell table:formula="of:=360*[.A12]*[.B12]" office:value-type="float" office:value="116.64" calcext:value-type="float">
            <text:p>116,6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46" calcext:value-type="float">
            <text:p>0,0046</text:p>
          </table:table-cell>
          <table:table-cell office:value-type="float" office:value="4.12" calcext:value-type="float">
            <text:p>4,12</text:p>
          </table:table-cell>
          <table:table-cell office:value-type="float" office:value="0.11" calcext:value-type="float">
            <text:p>0,11</text:p>
          </table:table-cell>
          <table:table-cell table:formula="of:=[.D13]/[.C13]" office:value-type="float" office:value="0.0266990291262136" calcext:value-type="float">
            <text:p>0,0266990291</text:p>
          </table:table-cell>
          <table:table-cell table:formula="of:=20*LOG10([.E13])" office:value-type="float" office:value="-31.4700906174982" calcext:value-type="float">
            <text:p>-31,4700906175</text:p>
          </table:table-cell>
          <table:table-cell table:formula="of:=360*[.A13]*[.B13]" office:value-type="float" office:value="264.96" calcext:value-type="float">
            <text:p>264,9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22" calcext:value-type="float">
            <text:p>0,0022</text:p>
          </table:table-cell>
          <table:table-cell office:value-type="float" office:value="4.08" calcext:value-type="float">
            <text:p>4,08</text:p>
          </table:table-cell>
          <table:table-cell office:value-type="float" office:value="1.45" calcext:value-type="float">
            <text:p>1,45</text:p>
          </table:table-cell>
          <table:table-cell table:formula="of:=[.D14]/[.C14]" office:value-type="float" office:value="0.355392156862745" calcext:value-type="float">
            <text:p>0,3553921569</text:p>
          </table:table-cell>
          <table:table-cell table:formula="of:=20*LOG10([.E14])" office:value-type="float" office:value="-8.9858432170981" calcext:value-type="float">
            <text:p>-8,9858432171</text:p>
          </table:table-cell>
          <table:table-cell table:formula="of:=360*[.A14]*[.B14]" office:value-type="float" office:value="221.76" calcext:value-type="float">
            <text:p>221,7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0.00076" office:value-type="float" office:value="0.00076" calcext:value-type="float">
            <text:p>0,00076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,8</text:p>
          </table:table-cell>
          <table:table-cell table:formula="of:=[.D15]/[.C15]" office:value-type="float" office:value="0.45" calcext:value-type="float">
            <text:p>0,45</text:p>
          </table:table-cell>
          <table:table-cell table:formula="of:=20*LOG10([.E15])" office:value-type="float" office:value="-6.93574972449313" calcext:value-type="float">
            <text:p>-6,9357497245</text:p>
          </table:table-cell>
          <table:table-cell table:formula="of:=360*[.A15]*[.B15]" office:value-type="float" office:value="164.16" calcext:value-type="float">
            <text:p>164,1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" calcext:value-type="float">
            <text:p>0,026</text:p>
          </table:table-cell>
          <table:table-cell office:value-type="float" office:value="3.88" calcext:value-type="float">
            <text:p>3,88</text:p>
          </table:table-cell>
          <table:table-cell office:value-type="float" office:value="1.78" calcext:value-type="float">
            <text:p>1,78</text:p>
          </table:table-cell>
          <table:table-cell table:formula="of:=[.D16]/[.C16]" office:value-type="float" office:value="0.458762886597938" calcext:value-type="float">
            <text:p>0,4587628866</text:p>
          </table:table-cell>
          <table:table-cell table:formula="of:=20*LOG10([.E16])" office:value-type="float" office:value="-6.76823446570626" calcext:value-type="float">
            <text:p>-6,7682344657</text:p>
          </table:table-cell>
          <table:table-cell table:formula="of:=360*[.A16]*[.B16]" office:value-type="float" office:value="187.2" calcext:value-type="float">
            <text:p>187,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nd pass</text:p>
          </table:table-cell>
          <table:table-cell/>
          <table:table-cell office:value-type="string" calcext:value-type="string">
            <text:p>Dla 160 jest przepuszczani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put pp</text:p>
          </table:table-cell>
          <table:table-cell office:value-type="string" calcext:value-type="string">
            <text:p>output pp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magnitude [dB]</text:p>
          </table:table-cell>
          <table:table-cell office:value-type="string" calcext:value-type="string">
            <text:p>phase [deg]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,026</text:p>
          </table:table-cell>
          <table:table-cell office:value-type="float" office:value="3.54" calcext:value-type="float">
            <text:p>3,54</text:p>
          </table:table-cell>
          <table:table-cell office:value-type="float" office:value="0.104" calcext:value-type="float">
            <text:p>0,104</text:p>
          </table:table-cell>
          <table:table-cell table:formula="of:=[.D20]/[.C20]" office:value-type="float" office:value="0.0293785310734463" calcext:value-type="float">
            <text:p>0,0293785311</text:p>
          </table:table-cell>
          <table:table-cell table:formula="of:=20*LOG10([.E20])" office:value-type="float" office:value="-30.6393984545401" calcext:value-type="float">
            <text:p>-30,6393984545</text:p>
          </table:table-cell>
          <table:table-cell table:formula="of:=360*[.A20]*[.B20]" office:value-type="float" office:value="93.6" calcext:value-type="float">
            <text:p>93,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4" calcext:value-type="float">
            <text:p>0,004</text:p>
          </table:table-cell>
          <table:table-cell office:value-type="float" office:value="4.2" calcext:value-type="float">
            <text:p>4,2</text:p>
          </table:table-cell>
          <table:table-cell office:value-type="float" office:value="1.27" calcext:value-type="float">
            <text:p>1,27</text:p>
          </table:table-cell>
          <table:table-cell table:formula="of:=[.D21]/[.C21]" office:value-type="float" office:value="0.302380952380952" calcext:value-type="float">
            <text:p>0,3023809524</text:p>
          </table:table-cell>
          <table:table-cell table:formula="of:=20*LOG10([.E21])" office:value-type="float" office:value="-10.3889113888389" calcext:value-type="float">
            <text:p>-10,3889113888</text:p>
          </table:table-cell>
          <table:table-cell table:formula="of:=360*[.A21]*[.B21]" office:value-type="float" office:value="129.6" calcext:value-type="float">
            <text:p>129,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003" calcext:value-type="float">
            <text:p>-0,003</text:p>
          </table:table-cell>
          <table:table-cell office:value-type="float" office:value="4.16" calcext:value-type="float">
            <text:p>4,16</text:p>
          </table:table-cell>
          <table:table-cell office:value-type="float" office:value="1.9" calcext:value-type="float">
            <text:p>1,9</text:p>
          </table:table-cell>
          <table:table-cell table:formula="of:=[.D22]/[.C22]" office:value-type="float" office:value="0.456730769230769" calcext:value-type="float">
            <text:p>0,4567307692</text:p>
          </table:table-cell>
          <table:table-cell table:formula="of:=20*LOG10([.E22])" office:value-type="float" office:value="-6.80679459347828" calcext:value-type="float">
            <text:p>-6,8067945935</text:p>
          </table:table-cell>
          <table:table-cell table:formula="of:=360*[.A22]*[.B22]" office:value-type="float" office:value="-172.8" calcext:value-type="float">
            <text:p>-172,8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19" calcext:value-type="float">
            <text:p>0,0019</text:p>
          </table:table-cell>
          <table:table-cell office:value-type="float" office:value="4.04" calcext:value-type="float">
            <text:p>4,04</text:p>
          </table:table-cell>
          <table:table-cell office:value-type="float" office:value="0.9" calcext:value-type="float">
            <text:p>0,9</text:p>
          </table:table-cell>
          <table:table-cell table:formula="of:=[.D23]/[.C23]" office:value-type="float" office:value="0.222772277227723" calcext:value-type="float">
            <text:p>0,2227722772</text:p>
          </table:table-cell>
          <table:table-cell table:formula="of:=20*LOG10([.E23])" office:value-type="float" office:value="-13.0427771134256" calcext:value-type="float">
            <text:p>-13,0427771134</text:p>
          </table:table-cell>
          <table:table-cell table:formula="of:=360*[.A23]*[.B23]" office:value-type="float" office:value="246.24" calcext:value-type="float">
            <text:p>246,24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float" office:value="-0.00048" calcext:value-type="float">
            <text:p>-4,80E-004</text:p>
          </table:table-cell>
          <table:table-cell office:value-type="float" office:value="4.04" calcext:value-type="float">
            <text:p>4,04</text:p>
          </table:table-cell>
          <table:table-cell office:value-type="float" office:value="0.54" calcext:value-type="float">
            <text:p>0,54</text:p>
          </table:table-cell>
          <table:table-cell table:formula="of:=[.D24]/[.C24]" office:value-type="float" office:value="0.133663366336634" calcext:value-type="float">
            <text:p>0,1336633663</text:p>
          </table:table-cell>
          <table:table-cell table:formula="of:=20*LOG10([.E24])" office:value-type="float" office:value="-17.4797521057527" calcext:value-type="float">
            <text:p>-17,4797521058</text:p>
          </table:table-cell>
          <table:table-cell table:formula="of:=360*[.A24]*[.B24]" office:value-type="float" office:value="-103.68" calcext:value-type="float">
            <text:p>-103,68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1" office:value-type="float" office:value="-0.000087" calcext:value-type="float">
            <text:p>-8,70E-0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94" calcext:value-type="float">
            <text:p>9,40E-002</text:p>
          </table:table-cell>
          <table:table-cell table:formula="of:=[.D25]/[.C25]" office:value-type="float" office:value="0.0235" calcext:value-type="float">
            <text:p>0,0235</text:p>
          </table:table-cell>
          <table:table-cell table:formula="of:=20*LOG10([.E25])" office:value-type="float" office:value="-32.5786427545653" calcext:value-type="float">
            <text:p>-32,5786427546</text:p>
          </table:table-cell>
          <table:table-cell table:formula="of:=360*[.A25]*[.B25]" office:value-type="float" office:value="-93.96" calcext:value-type="float">
            <text:p>-93,9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p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put pp</text:p>
          </table:table-cell>
          <table:table-cell office:value-type="string" calcext:value-type="string">
            <text:p>output pp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magnitude [dB]</text:p>
          </table:table-cell>
          <table:table-cell office:value-type="string" calcext:value-type="string">
            <text:p>phase [deg]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48" calcext:value-type="float">
            <text:p>4,80E-002</text:p>
          </table:table-cell>
          <table:table-cell office:value-type="float" office:value="3.54" calcext:value-type="float">
            <text:p>3,54</text:p>
          </table:table-cell>
          <table:table-cell table:style-name="ce1" office:value-type="float" office:value="0.01" calcext:value-type="float">
            <text:p>1,00E-002</text:p>
          </table:table-cell>
          <table:table-cell table:formula="of:=[.D29]/[.C29]" office:value-type="float" office:value="0.00282485875706215" calcext:value-type="float">
            <text:p>0,0028248588</text:p>
          </table:table-cell>
          <table:table-cell table:formula="of:=20*LOG10([.E29])" office:value-type="float" office:value="-50.9800652405158" calcext:value-type="float">
            <text:p>-50,9800652405</text:p>
          </table:table-cell>
          <table:table-cell table:formula="of:=360*[.A29]*[.B29]" office:value-type="float" office:value="172.8" calcext:value-type="float">
            <text:p>172,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-0.0089" calcext:value-type="float">
            <text:p>-8,90E-003</text:p>
          </table:table-cell>
          <table:table-cell office:value-type="float" office:value="4.08" calcext:value-type="float">
            <text:p>4,08</text:p>
          </table:table-cell>
          <table:table-cell table:style-name="ce1" office:value-type="float" office:value="0.002" calcext:value-type="float">
            <text:p>2,00E-003</text:p>
          </table:table-cell>
          <table:table-cell table:formula="of:=[.D30]/[.C30]" office:value-type="float" office:value="0.000490196078431373" calcext:value-type="float">
            <text:p>0,0004901961</text:p>
          </table:table-cell>
          <table:table-cell table:formula="of:=20*LOG10([.E30])" office:value-type="float" office:value="-66.192603348518" calcext:value-type="float">
            <text:p>-66,1926033485</text:p>
          </table:table-cell>
          <table:table-cell table:formula="of:=360*[.A30]*[.B30]" office:value-type="float" office:value="-160.2" calcext:value-type="float">
            <text:p>-160,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-0.0043" calcext:value-type="float">
            <text:p>-4,30E-003</text:p>
          </table:table-cell>
          <table:table-cell office:value-type="float" office:value="4.2" calcext:value-type="float">
            <text:p>4,2</text:p>
          </table:table-cell>
          <table:table-cell table:style-name="ce1" office:value-type="float" office:value="0.708" calcext:value-type="float">
            <text:p>7,08E-001</text:p>
          </table:table-cell>
          <table:table-cell table:formula="of:=[.D31]/[.C31]" office:value-type="float" office:value="0.168571428571429" calcext:value-type="float">
            <text:p>0,1685714286</text:p>
          </table:table-cell>
          <table:table-cell table:formula="of:=20*LOG10([.E31])" office:value-type="float" office:value="-15.4643206541626" calcext:value-type="float">
            <text:p>-15,4643206542</text:p>
          </table:table-cell>
          <table:table-cell table:formula="of:=360*[.A31]*[.B31]" office:value-type="float" office:value="-139.32" calcext:value-type="float">
            <text:p>-139,3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float" office:value="-0.0015" calcext:value-type="float">
            <text:p>-1,50E-003</text:p>
          </table:table-cell>
          <table:table-cell office:value-type="float" office:value="4.12" calcext:value-type="float">
            <text:p>4,12</text:p>
          </table:table-cell>
          <table:table-cell office:value-type="float" office:value="1.96" calcext:value-type="float">
            <text:p>1,96</text:p>
          </table:table-cell>
          <table:table-cell table:formula="of:=[.D32]/[.C32]" office:value-type="float" office:value="0.475728155339806" calcext:value-type="float">
            <text:p>0,4757281553</text:p>
          </table:table-cell>
          <table:table-cell table:formula="of:=20*LOG10([.E32])" office:value-type="float" office:value="-6.45282289353317" calcext:value-type="float">
            <text:p>-6,4528228935</text:p>
          </table:table-cell>
          <table:table-cell table:formula="of:=360*[.A32]*[.B32]" office:value-type="float" office:value="-86.4" calcext:value-type="float">
            <text:p>-86,4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" office:value-type="float" office:value="-0.00004" calcext:value-type="float">
            <text:p>-4,00E-005</text:p>
          </table:table-cell>
          <table:table-cell office:value-type="float" office:value="4.04" calcext:value-type="float">
            <text:p>4,04</text:p>
          </table:table-cell>
          <table:table-cell office:value-type="float" office:value="1.86" calcext:value-type="float">
            <text:p>1,86</text:p>
          </table:table-cell>
          <table:table-cell table:formula="of:=[.D33]/[.C33]" office:value-type="float" office:value="0.46039603960396" calcext:value-type="float">
            <text:p>0,4603960396</text:p>
          </table:table-cell>
          <table:table-cell table:formula="of:=20*LOG10([.E33])" office:value-type="float" office:value="-6.73736841785377" calcext:value-type="float">
            <text:p>-6,7373684179</text:p>
          </table:table-cell>
          <table:table-cell table:formula="of:=360*[.A33]*[.B33]" office:value-type="float" office:value="-15.84" calcext:value-type="float">
            <text:p>-15,8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p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put pp</text:p>
          </table:table-cell>
          <table:table-cell office:value-type="string" calcext:value-type="string">
            <text:p>output pp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magnitude [dB]</text:p>
          </table:table-cell>
          <table:table-cell office:value-type="string" calcext:value-type="string">
            <text:p>phase [deg]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002" calcext:value-type="float">
            <text:p>2,00E-003</text:p>
          </table:table-cell>
          <table:table-cell office:value-type="float" office:value="3.86" calcext:value-type="float">
            <text:p>3,86</text:p>
          </table:table-cell>
          <table:table-cell office:value-type="float" office:value="1.8" calcext:value-type="float">
            <text:p>1,8</text:p>
          </table:table-cell>
          <table:table-cell table:formula="of:=[.D37]/[.C37]" office:value-type="float" office:value="0.466321243523316" calcext:value-type="float">
            <text:p>0,4663212435</text:p>
          </table:table-cell>
          <table:table-cell table:formula="of:=20*LOG10([.E37])" office:value-type="float" office:value="-6.62629599136898" calcext:value-type="float">
            <text:p>-6,6262959914</text:p>
          </table:table-cell>
          <table:table-cell table:formula="of:=360*[.A37]*[.B37]" office:value-type="float" office:value="14.4" calcext:value-type="float">
            <text:p>14,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0.0012" calcext:value-type="float">
            <text:p>1,20E-003</text:p>
          </table:table-cell>
          <table:table-cell office:value-type="float" office:value="4.24" calcext:value-type="float">
            <text:p>4,24</text:p>
          </table:table-cell>
          <table:table-cell office:value-type="float" office:value="2.18" calcext:value-type="float">
            <text:p>2,18</text:p>
          </table:table-cell>
          <table:table-cell table:formula="of:=[.D38]/[.C38]" office:value-type="float" office:value="0.514150943396226" calcext:value-type="float">
            <text:p>0,5141509434</text:p>
          </table:table-cell>
          <table:table-cell table:formula="of:=20*LOG10([.E38])" office:value-type="float" office:value="-5.77818725976256" calcext:value-type="float">
            <text:p>-5,7781872598</text:p>
          </table:table-cell>
          <table:table-cell table:formula="of:=360*[.A38]*[.B38]" office:value-type="float" office:value="38.88" calcext:value-type="float">
            <text:p>38,8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float" office:value="0.0046" calcext:value-type="float">
            <text:p>4,60E-003</text:p>
          </table:table-cell>
          <table:table-cell office:value-type="float" office:value="4.16" calcext:value-type="float">
            <text:p>4,16</text:p>
          </table:table-cell>
          <table:table-cell office:value-type="float" office:value="1.82" calcext:value-type="float">
            <text:p>1,82</text:p>
          </table:table-cell>
          <table:table-cell table:formula="of:=[.D39]/[.C39]" office:value-type="float" office:value="0.4375" calcext:value-type="float">
            <text:p>0,4375</text:p>
          </table:table-cell>
          <table:table-cell table:formula="of:=20*LOG10([.E39])" office:value-type="float" office:value="-7.18043885283336" calcext:value-type="float">
            <text:p>-7,1804388528</text:p>
          </table:table-cell>
          <table:table-cell table:formula="of:=360*[.A39]*[.B39]" office:value-type="float" office:value="264.96" calcext:value-type="float">
            <text:p>264,9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0.002" calcext:value-type="float">
            <text:p>2,00E-003</text:p>
          </table:table-cell>
          <table:table-cell office:value-type="float" office:value="4.04" calcext:value-type="float">
            <text:p>4,04</text:p>
          </table:table-cell>
          <table:table-cell office:value-type="float" office:value="0.58" calcext:value-type="float">
            <text:p>0,58</text:p>
          </table:table-cell>
          <table:table-cell table:formula="of:=[.D40]/[.C40]" office:value-type="float" office:value="0.143564356435644" calcext:value-type="float">
            <text:p>0,1435643564</text:p>
          </table:table-cell>
          <table:table-cell table:formula="of:=20*LOG10([.E40])" office:value-type="float" office:value="-16.8590674309534" calcext:value-type="float">
            <text:p>-16,859067431</text:p>
          </table:table-cell>
          <table:table-cell table:formula="of:=360*[.A40]*[.B40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 office:value-type="float" office:value="0.000388" calcext:value-type="float">
            <text:p>3,88E-00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33" calcext:value-type="float">
            <text:p>3,30E-002</text:p>
          </table:table-cell>
          <table:table-cell table:formula="of:=[.D41]/[.C41]" office:value-type="float" office:value="0.00825" calcext:value-type="float">
            <text:p>0,00825</text:p>
          </table:table-cell>
          <table:table-cell table:formula="of:=20*LOG10([.E41])" office:value-type="float" office:value="-41.6709210290015" calcext:value-type="float">
            <text:p>-41,670921029</text:p>
          </table:table-cell>
          <table:table-cell table:formula="of:=360*[.A41]*[.B41]" office:value-type="float" office:value="167.616" calcext:value-type="float">
            <text:p>167,616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low 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low 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igh 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igh pas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zemnozyc ze względu na h=1/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a 8khz tlumienie 1% band p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a 4khz tlumienie 2% band p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khz 3,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0hz 2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%mocy sygnalu dla 230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a sygnalow z zakresu 100-230 wartosc mocy jest rowna 50% - band pas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6:14:15.604228892</meta:creation-date>
    <dc:date>2015-05-28T23:18:50.124152624</dc:date>
    <meta:editing-duration>PT6H18M32S</meta:editing-duration>
    <meta:editing-cycles>3</meta:editing-cycles>
    <meta:generator>LibreOffice/4.2.8.2$Linux_X86_64 LibreOffice_project/420m0$Build-2</meta:generator>
    <meta:document-statistic meta:table-count="1" meta:cell-count="206" meta:object-count="0"/>
  </office:meta>
</office:document-meta>
</file>